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1.3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4cm" svg:height="1.022cm" svg:x="8.98cm" svg:y="3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77cm" svg:y="3.3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652cm" svg:y1="3.397cm" svg:x2="6.652cm" svg:y2="4.419cm">
          <text:p/>
        </draw:line>
        <draw:frame draw:style-name="gr3" draw:text-style-name="P3" draw:layer="layout" svg:width="0.853cm" svg:height="0.962cm" svg:x="5.774cm" svg:y="3.395cm">
          <draw:text-box>
            <text:p>a</text:p>
          </draw:text-box>
        </draw:frame>
        <draw:custom-shape draw:style-name="gr4" draw:text-style-name="P4" draw:layer="layout" svg:width="0.204cm" svg:height="0.204cm" svg:x="7.061cm" svg:y="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2cm" svg:y1="3.935cm" svg:x2="8.945cm" svg:y2="3.935cm">
          <text:p/>
        </draw:line>
        <draw:frame draw:style-name="gr6" draw:text-style-name="P3" draw:layer="layout" svg:width="1.548cm" svg:height="0.962cm" svg:x="4.175cm" svg:y="3.395cm">
          <draw:text-box>
            <text:p>v = </text:p>
          </draw:text-box>
        </draw:frame>
        <draw:line draw:style-name="gr2" draw:text-style-name="P2" draw:layer="layout" svg:x1="9.862cm" svg:y1="3.398cm" svg:x2="9.862cm" svg:y2="4.42cm">
          <text:p/>
        </draw:line>
        <draw:frame draw:style-name="gr3" draw:text-style-name="P3" draw:layer="layout" svg:width="0.853cm" svg:height="0.962cm" svg:x="8.984cm" svg:y="3.396cm">
          <draw:text-box>
            <text:p>b</text:p>
          </draw:text-box>
        </draw:frame>
        <draw:custom-shape draw:style-name="gr1" draw:text-style-name="P1" draw:layer="layout" svg:width="1.84cm" svg:height="1.022cm" svg:x="15.417cm" svg:y="3.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12.207cm" svg:y="3.46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89cm" svg:y1="3.469cm" svg:x2="13.089cm" svg:y2="4.491cm">
          <text:p/>
        </draw:line>
        <draw:frame draw:style-name="gr7" draw:text-style-name="P3" draw:layer="layout" svg:width="0.82cm" svg:height="0.962cm" svg:x="12.211cm" svg:y="3.467cm">
          <draw:text-box>
            <text:p>c</text:p>
          </draw:text-box>
        </draw:frame>
        <draw:custom-shape draw:style-name="gr4" draw:text-style-name="P4" draw:layer="layout" svg:width="0.204cm" svg:height="0.204cm" svg:x="13.498cm" svg:y="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637cm" svg:y1="4.007cm" svg:x2="15.382cm" svg:y2="4.007cm">
          <text:p/>
        </draw:line>
        <draw:line draw:style-name="gr2" draw:text-style-name="P2" draw:layer="layout" svg:x1="16.299cm" svg:y1="3.47cm" svg:x2="16.299cm" svg:y2="4.492cm">
          <text:p/>
        </draw:line>
        <draw:frame draw:style-name="gr3" draw:text-style-name="P3" draw:layer="layout" svg:width="0.853cm" svg:height="0.962cm" svg:x="15.421cm" svg:y="3.468cm">
          <draw:text-box>
            <text:p>d</text:p>
          </draw:text-box>
        </draw:frame>
        <draw:line draw:style-name="gr2" draw:text-style-name="P2" draw:layer="layout" svg:x1="16.291cm" svg:y1="3.469cm" svg:x2="17.256cm" svg:y2="4.485cm">
          <text:p/>
        </draw:line>
        <draw:custom-shape draw:style-name="gr4" draw:text-style-name="P4" draw:layer="layout" svg:width="0.204cm" svg:height="0.204cm" svg:x="10.262cm" svg:y="3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4cm" svg:y1="3.935cm" svg:x2="12.145cm" svg:y2="3.9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00:32:04.976209533</meta:creation-date>
    <dc:date>2023-01-08T15:47:32.922723369</dc:date>
    <meta:editing-duration>PT8M54S</meta:editing-duration>
    <meta:editing-cycles>2</meta:editing-cycles>
    <meta:generator>LibreOffice/7.0.4.2$Linux_X86_64 LibreOffice_project/00$Build-2</meta:generator>
    <meta:document-statistic meta:object-count="20"/>
  </office:meta>
</office:document-meta>
</file>